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45842" officeooo:paragraph-rsid="00145842"/>
    </style:style>
    <style:style style:name="P2" style:family="paragraph" style:parent-style-name="Standard">
      <style:text-properties officeooo:rsid="00145842" officeooo:paragraph-rsid="00151115"/>
    </style:style>
    <style:style style:name="P3" style:family="paragraph" style:parent-style-name="Standard">
      <style:text-properties officeooo:rsid="0016e49a" officeooo:paragraph-rsid="0016e49a"/>
    </style:style>
    <style:style style:name="P4" style:family="paragraph" style:parent-style-name="Standard">
      <style:text-properties fo:font-weight="bold" officeooo:rsid="001747a8" officeooo:paragraph-rsid="001747a8" style:font-weight-asian="bold" style:font-weight-complex="bold"/>
    </style:style>
    <style:style style:name="P5" style:family="paragraph" style:parent-style-name="Standard">
      <style:text-properties fo:font-weight="bold" officeooo:rsid="0020beec" officeooo:paragraph-rsid="0020beec" style:font-weight-asian="bold" style:font-weight-complex="bold"/>
    </style:style>
    <style:style style:name="P6" style:family="paragraph" style:parent-style-name="Standard">
      <style:text-properties fo:font-weight="bold" officeooo:rsid="001ff4ad" officeooo:paragraph-rsid="001ff4ad" style:font-weight-asian="bold" style:font-weight-complex="bold"/>
    </style:style>
    <style:style style:name="P7" style:family="paragraph" style:parent-style-name="Standard">
      <style:text-properties officeooo:rsid="001747a8" officeooo:paragraph-rsid="001747a8"/>
    </style:style>
    <style:style style:name="P8" style:family="paragraph" style:parent-style-name="Standard">
      <style:text-properties officeooo:rsid="001747a8" officeooo:paragraph-rsid="001ae0da"/>
    </style:style>
    <style:style style:name="P9" style:family="paragraph" style:parent-style-name="Standard">
      <style:text-properties officeooo:rsid="001cde9d" officeooo:paragraph-rsid="001cde9d"/>
    </style:style>
    <style:style style:name="P10" style:family="paragraph" style:parent-style-name="Standard">
      <style:text-properties officeooo:rsid="001e54e7" officeooo:paragraph-rsid="001e54e7"/>
    </style:style>
    <style:style style:name="P11" style:family="paragraph" style:parent-style-name="Standard">
      <style:text-properties officeooo:rsid="001e54e7" officeooo:paragraph-rsid="001ff4ad"/>
    </style:style>
    <style:style style:name="P12" style:family="paragraph" style:parent-style-name="Standard">
      <style:text-properties officeooo:rsid="001ff4ad" officeooo:paragraph-rsid="001ff4ad"/>
    </style:style>
    <style:style style:name="T1" style:family="text">
      <style:text-properties officeooo:rsid="00148b91"/>
    </style:style>
    <style:style style:name="T2" style:family="text">
      <style:text-properties officeooo:rsid="001747a8"/>
    </style:style>
    <style:style style:name="T3" style:family="text">
      <style:text-properties officeooo:rsid="0017a1f1"/>
    </style:style>
    <style:style style:name="T4" style:family="text">
      <style:text-properties officeooo:rsid="0018bd49"/>
    </style:style>
    <style:style style:name="T5" style:family="text">
      <style:text-properties officeooo:rsid="001e54e7"/>
    </style:style>
    <style:style style:name="T6" style:family="text">
      <style:text-properties officeooo:rsid="001ff4ad"/>
    </style:style>
    <style:style style:name="T7" style:family="text">
      <style:text-properties officeooo:rsid="0020beec"/>
    </style:style>
    <style:style style:name="T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osal for A.I. Final Project</text:p>
      <text:p text:style-name="P1"/>
      <text:p text:style-name="P9">David Wallach</text:p>
      <text:p text:style-name="P1"/>
      <text:p text:style-name="P4">Basis for Project</text:p>
      <text:p text:style-name="P5"/>
      <text:p text:style-name="P2">For my final project I plan of training a A.I. to play the Common Lisp implementation of Go that I wrote. I will base my A.I. on the design of AlphaGo. Currently the most successful Go A.I. which beat Lee Sedol 4 out of 5 games of 19x19 Go last year. Sedol is considered one of, if not the, best human Go players in the world. <text:span text:style-name="T1">Alpha Go utilizes Monte Carlo tree search as well as various types of Machine Learning to achieve its success (see included pdf). This involves a policy network, P-omega, that is trained on expert human moves using Supervised Learning specifically Stochastic Gradient Ascent. Form there a second policy network is initialized to the values of the original policy network, and then trained to maximize the outcomes when playing against older versions of the policy network known as ‘Reinforcement Learning’. During the training the games are recorded an a new ‘value network’ is trained through ‘Regression’ to predict the outcomes of the games based on the board positions. It doesn’t say if it’s linear or logistic, but I think logistic would make more sense as there are a finite number of distinct outcomes for logistic regression vs a continuous possible value for Linear regression and there are only a finite number of moves to play for any particular board position. All the network mentioned make use of convolutional layer (widely used in image recognition) to compress the state of the Go board for evaluation.</text:span></text:p>
      <text:p text:style-name="P2"/>
      <text:p text:style-name="P2"><text:span text:style-name="T1">These networks are then be used by Monte Carlo tree search to form the actual Go playing A.I. The (Enforcement Trained) policy network is used each time a new node in the search tree is reached to pretend that the nod has already been explored. The probabilities of choosing each move produced by the network are set as the number of times each move was chosen at that node. Each of the branch stemming from those moves is then explored based on those probabilities. The value network is basically used as the static evaluation function. It is much more accurate for a game like Go than basing the prediction on aspects of the current board position. I also think that the value network is perhaps not the key but at least a major contributor to AlphaGo’s success. It also has the most innovative reasioning behind it. If all they had was human game data their method of training the Value Network wouldn’t work. There is too much variance in the outcome of human games. A certain board position may be clearly better for Black, but if Black makes a major mistake some moves later White could easily end up winning the game. This happens a lot in Go even at the professional level. The reason that it does work in this case is because the training data is not generated by humans. The various policy networks use to generate the data are consistent in their performance. They don’t ‘make mistakes’ or ‘misread key situations’, the same network presented with the same situation will produce the same result every time. This consistency is the key to the validity of the training method used for the Value Network. </text:span></text:p>
      <text:p text:style-name="P2"/>
      <text:p text:style-name="P2"/>
      <text:p text:style-name="P2"/>
      <text:p text:style-name="P2"/>
      <text:p text:style-name="P4">My Project</text:p>
      <text:p text:style-name="P4"/>
      <text:p text:style-name="P3">Now what am I gonna do? Basically I want to do that. Probably on smaller board sizes since I don’t have Google’s resources to throw at 1900 CPUs and 280 GPUs (what powered AlphaGo according to an Economist article). Heeding your words about not trying to take on too much I would implement the project in several stages. <text:span text:style-name="T2">That way even if I can’t finish everything before the end of the semester I’ll at least have something to show that hopefully meets the course requirements.</text:span></text:p>
      <text:p text:style-name="P3"><text:soft-page-break/></text:p>
      <text:p text:style-name="P7"><text:span text:style-name="T8">Stage 0: </text:span><text:s/>(Not enough for a project)</text:p>
      <text:p text:style-name="P3">Although they don’t discuss it in the paper I am assuming from the hardware that AlphaGo uses many threads. I plan on parallelizing Monte Carlo Tree search by running the computation of outcomes for each move as a separate thread. Once all the threads complete and update the information in the Search Tree then the move would be selected. Doing this should improve running times significantly on a modern multi-core cpu. Perhaps I could even run it on one of Junior’s nodes?</text:p>
      <text:p text:style-name="P3"/>
      <text:p text:style-name="P7"><text:span text:style-name="T8">Stage 1:</text:span> <text:s/>(<text:span text:style-name="T7">I w</text:span>ould get this far)</text:p>
      <text:p text:style-name="P8">I would train the initial Supervised Learning policy network. I have some go data that previously I collected for a personal project. (Thankfully there is a standard format for go game files, and for this project a wrote some scripts to convert that format into .csv files). It’s mostly 19x19 so I may have to search for additional 13x13 games. <text:span text:style-name="T3">There are lots available for free online.</text:span> <text:span text:style-name="T4">I would use this data to train an initial policy network. As time is limited I plan on using an existing Machine Learning library to at the least form a basis for my training. There is a fairly extensive library initially developed by Mathematical System Inc. and currently maintained by Mike Maul </text:span><text:a xlink:type="simple" xlink:href="https://github.com/mmaul/clml" text:style-name="Internet_20_link" text:visited-style-name="Visited_20_Internet_20_Link"><text:span text:style-name="T4">https://github.com/mmaul/clml</text:span></text:a><text:span text:style-name="T4">. It implements logistic regression claims support for Allegro CL. It features Logistic Regression as well has Support Vector Machines which both employ forms of stochastic gradient ascent It doesn’t feature neural networks however. For those I’ll either use this educational library </text:span><text:a xlink:type="simple" xlink:href="https://github.com/fzalkow/cl-mlep" text:style-name="Internet_20_link" text:visited-style-name="Visited_20_Internet_20_Link"><text:span text:style-name="T4">https://github.com/fzalkow/cl-mlep</text:span></text:a><text:span text:style-name="T4"> by Frank Zalkow, or implement back propagation using the BLAS libraries included in clml matrix multiplication libraries if that proves simpler to use or make convolutional. Once this network shows some ability, I’ll integrate it into my Monte Carlo implementation <text:s text:c="2"/></text:span></text:p>
      <text:p text:style-name="P8"/>
      <text:p text:style-name="P9"><text:span text:style-name="T8">Stage 2: </text:span><text:s/>(I hope to get this far)</text:p>
      <text:p text:style-name="P9">I would train a new network starting with the supervised learning network from the previous stage. Using my Go and Multi Threaded Monte Carlo implementations, I would setup the networks to play against each other, again using <text:span text:style-name="T5">CLML to train the networks based on their performance. While doing this I would record the data of the games they play, likely as blobs using Allegro MySQL.</text:span></text:p>
      <text:p text:style-name="P9"/>
      <text:p text:style-name="P10"><text:span text:style-name="T8">Stage 3: </text:span><text:s/>(Maybe I’ll get this far)</text:p>
      <text:p text:style-name="P11">I would train value network based on the game data I generate in Stage 2. <text:span text:style-name="T6">Then integrate that network as the evaluation function for my Monte Carlo implementation.</text:span></text:p>
      <text:p text:style-name="P11"/>
      <text:p text:style-name="P6">Final Product and Evaluation</text:p>
      <text:p text:style-name="P12"/>
      <text:p text:style-name="P12">By the due date I plan to have an A.I., setup with my Go implementation that incorporates at least stages 0 and 1 as describe above. To demonstrate it’s ability at Go it should beat able to consistently beat the implementation in the previous stage <text:span text:style-name="T7">when both are given the same time constraints. I’m nothing special as a Go player but if it could beat me (no sandbagging) even once I think that would be something. If I get though all the stages and still have time for some reason I could try to get it setup playing on KGS (they feature an API for “computer go” programs) and see how it does against online players and other bo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20:39:48.985899454</meta:creation-date>
    <dc:date>2017-04-18T00:04:08.096210055</dc:date>
    <meta:editing-duration>PT11M38S</meta:editing-duration>
    <meta:editing-cycles>2</meta:editing-cycles>
    <meta:generator>LibreOffice/5.2.5.1$Linux_X86_64 LibreOffice_project/20m0$Build-1</meta:generator>
    <meta:document-statistic meta:table-count="0" meta:image-count="0" meta:object-count="0" meta:page-count="2" meta:paragraph-count="17" meta:word-count="1160" meta:character-count="6726" meta:non-whitespace-character-count="5575"/>
  </office:meta>
</office:document-meta>
</file>